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2" svg:font-family="FreeSans" style:font-family-generic="swiss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7954d" officeooo:paragraph-rsid="0017954d"/>
    </style:style>
    <style:style style:name="P2" style:family="paragraph" style:parent-style-name="Standard">
      <style:text-properties officeooo:rsid="0017954d" officeooo:paragraph-rsid="0018c148"/>
    </style:style>
    <style:style style:name="P3" style:family="paragraph" style:parent-style-name="Standard">
      <style:text-properties officeooo:rsid="001b1f3a" officeooo:paragraph-rsid="001b1f3a"/>
    </style:style>
    <style:style style:name="P4" style:family="paragraph" style:parent-style-name="Standard">
      <style:text-properties officeooo:rsid="001b1f3a" officeooo:paragraph-rsid="001c0260"/>
    </style:style>
    <style:style style:name="P5" style:family="paragraph" style:parent-style-name="Standard">
      <style:text-properties fo:color="#000000" style:font-name="Noto Sans CJK SC Regular" fo:font-size="10.5pt" officeooo:rsid="001b1f3a" officeooo:paragraph-rsid="001b1f3a" style:font-name-asian="Noto Sans CJK SC Regular" style:font-size-asian="10.5pt" style:font-size-complex="10.5pt"/>
    </style:style>
    <style:style style:name="P6" style:family="paragraph" style:parent-style-name="Standard">
      <style:text-properties fo:font-variant="normal" fo:text-transform="none" fo:color="#0000ff" style:font-name="Noto Sans CJK SC Regular" fo:font-size="10.5pt" fo:letter-spacing="0.0102in" officeooo:rsid="001b1f3a" officeooo:paragraph-rsid="001b1f3a" style:font-name-asian="Noto Sans CJK SC Regular" style:font-size-asian="12pt" style:font-style-asian="normal" style:font-weight-asian="normal" style:font-size-complex="10.5pt"/>
    </style:style>
    <style:style style:name="P7" style:family="paragraph" style:parent-style-name="Standard">
      <style:text-properties fo:font-variant="normal" fo:text-transform="none" fo:color="#000000" style:font-name="Noto Sans CJK SC Regular" fo:font-size="10pt" fo:letter-spacing="0.0102in" officeooo:rsid="001b1f3a" officeooo:paragraph-rsid="001b1f3a" style:font-name-asian="Noto Sans CJK SC Regular" style:font-size-asian="10pt" style:font-style-asian="normal" style:font-weight-asian="normal" style:font-size-complex="10pt"/>
    </style:style>
    <style:style style:name="P8" style:family="paragraph" style:parent-style-name="Standard">
      <style:text-properties officeooo:rsid="001c9c90" officeooo:paragraph-rsid="001c9c90"/>
    </style:style>
    <style:style style:name="P9" style:family="paragraph" style:parent-style-name="Standard">
      <style:text-properties officeooo:rsid="001c9c90" officeooo:paragraph-rsid="001f88bf"/>
    </style:style>
    <style:style style:name="P10" style:family="paragraph" style:parent-style-name="Standard">
      <style:text-properties officeooo:rsid="001e7f84" officeooo:paragraph-rsid="001e7f84"/>
    </style:style>
    <style:style style:name="P11" style:family="paragraph" style:parent-style-name="Standard">
      <style:text-properties officeooo:rsid="001f88bf" officeooo:paragraph-rsid="001f88bf"/>
    </style:style>
    <style:style style:name="P12" style:family="paragraph" style:parent-style-name="Standard">
      <style:paragraph-properties fo:text-align="center" style:justify-single-word="false"/>
      <style:text-properties fo:font-size="14pt" officeooo:rsid="002119fd" officeooo:paragraph-rsid="002119fd" style:font-size-asian="14pt" style:font-size-complex="14pt"/>
    </style:style>
    <style:style style:name="P13" style:family="paragraph" style:parent-style-name="Standard">
      <style:text-properties officeooo:rsid="0022c7c0" officeooo:paragraph-rsid="0022c7c0"/>
    </style:style>
    <style:style style:name="P14" style:family="paragraph" style:parent-style-name="Table_20_Contents">
      <style:text-properties officeooo:rsid="0022c7c0" officeooo:paragraph-rsid="0022c7c0"/>
    </style:style>
    <style:style style:name="P15" style:family="paragraph" style:parent-style-name="Table_20_Contents">
      <style:text-properties fo:font-size="14pt" officeooo:rsid="0022c7c0" officeooo:paragraph-rsid="0022c7c0" style:font-size-asian="14pt" style:font-size-complex="14pt"/>
    </style:style>
    <style:style style:name="P16" style:family="paragraph">
      <loext:graphic-properties draw:fill="none" draw:opacity="100%"/>
    </style:style>
    <style:style style:name="T1" style:family="text">
      <style:text-properties officeooo:rsid="0017954d"/>
    </style:style>
    <style:style style:name="T2" style:family="text">
      <style:text-properties fo:font-size="16pt" fo:font-weight="bold" officeooo:rsid="0018c148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letter-spacing="0.0102in" style:font-style-asian="normal" style:font-weight-asian="normal"/>
    </style:style>
    <style:style style:name="T4" style:family="text">
      <style:text-properties fo:font-variant="normal" fo:text-transform="none" fo:letter-spacing="0.0102in" fo:font-style="normal" fo:font-weight="normal"/>
    </style:style>
    <style:style style:name="T5" style:family="text">
      <style:text-properties fo:font-variant="normal" fo:text-transform="none" fo:letter-spacing="0.0102in" fo:font-style="normal" fo:font-weight="normal" style:font-style-asian="normal" style:font-weight-asian="normal"/>
    </style:style>
    <style:style style:name="T6" style:family="text">
      <style:text-properties fo:font-variant="normal" fo:text-transform="none" fo:color="#000000" style:font-name="Noto Sans CJK SC Regular" fo:font-size="10.5pt" fo:letter-spacing="0.0102in" fo:font-style="normal" fo:font-weight="normal" style:font-name-asian="Noto Sans CJK SC Regular" style:font-size-asian="10.5pt" style:font-size-complex="10.5pt"/>
    </style:style>
    <style:style style:name="T7" style:family="text">
      <style:text-properties officeooo:rsid="001f88bf"/>
    </style:style>
    <style:style style:name="T8" style:family="text">
      <style:text-properties officeooo:rsid="00243970"/>
    </style:style>
    <style:style style:name="gr1" style:family="graphic">
      <style:graphic-properties draw:fill="none" draw:opacity="100%" draw:textarea-horizontal-align="justify" draw:textarea-vertical-align="middle" draw:auto-grow-height="false" fo:min-height="1.072in" fo:min-width="2.1764in" style:run-through="background" draw:wrap-influence-on-position="once-concurrent"/>
    </style:style>
    <style:style style:name="gr2" style:family="graphic">
      <style:graphic-properties draw:fill="none" draw:opacity="100%" draw:textarea-horizontal-align="justify" draw:textarea-vertical-align="middle" draw:auto-grow-height="false" fo:min-height="1.3543in" fo:min-width="6.6252in" style:run-through="background" draw:wrap-influence-on-position="once-concurrent"/>
    </style:style>
    <style:style style:name="gr3" style:family="graphic">
      <style:graphic-properties draw:fill="none" draw:opacity="100%" draw:textarea-horizontal-align="justify" draw:textarea-vertical-align="middle" draw:auto-grow-height="false" fo:min-height="0.6543in" fo:min-width="6.7in" style:run-through="background" draw:wrap-influence-on-position="once-concurrent"/>
    </style:style>
    <style:style style:name="gr4" style:family="graphic">
      <style:graphic-properties draw:fill="none" draw:opacity="100%" draw:textarea-horizontal-align="justify" draw:textarea-vertical-align="middle" draw:auto-grow-height="false" fo:min-height="0.7154in" fo:min-width="2.2154in" style:run-through="background" draw:wrap-influence-on-position="once-concurrent"/>
    </style:style>
    <style:style style:name="gr5" style:family="graphic">
      <style:graphic-properties draw:fill="none" draw:opacity="100%" draw:textarea-horizontal-align="justify" draw:textarea-vertical-align="middle" draw:auto-grow-height="false" fo:min-height="1.3047in" fo:min-width="6.6307in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bug Messages</text:p>
      <text:p text:style-name="P8">Linux kernel module 使用 printk() 將訊息從 module 送出.</text:p>
      <text:p text:style-name="P8"/>
      <text:p text:style-name="P8">這是最簡單的使用範例 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intk(KERN_DEBUG “HelloWorld: %s %i\n”, __FILE__, __LINE__);</text:p>
          </table:table-cell>
        </table:table-row>
      </table:table>
      <text:p text:style-name="P8"/>
      <text:p text:style-name="P8">事實上 printk 與 user-space 的 printf 用法幾乎是一樣.</text:p>
      <text:p text:style-name="P8">printk () 總共有 8 個 log level. 請參考 linux/kernel.h 的標頭檔案</text:p>
      <text:p text:style-name="P8"/>
      <text:p text:style-name="P10">#define KERN_EMERG<text:tab/>KERN_SOH "0"<text:tab/>/* system is unusable */</text:p>
      <text:p text:style-name="P10">#define KERN_ALERT<text:tab/>KERN_SOH "1"<text:tab/>/* action must be taken immediately */</text:p>
      <text:p text:style-name="P10">#define KERN_CRIT<text:tab/><text:tab/>KERN_SOH "2"<text:tab/>/* critical conditions */</text:p>
      <text:p text:style-name="P10">#define KERN_ERR<text:tab/><text:tab/>KERN_SOH "3"<text:tab/>/* error conditions */</text:p>
      <text:p text:style-name="P10">#define KERN_WARNING<text:tab/>KERN_SOH "4"<text:tab/>/* warning conditions */</text:p>
      <text:p text:style-name="P10">#define KERN_NOTICE<text:tab/>KERN_SOH "5"<text:tab/>/* normal but significant condition */</text:p>
      <text:p text:style-name="P10">#define KERN_INFO<text:tab/><text:tab/>KERN_SOH "6"<text:tab/>/* informational */</text:p>
      <text:p text:style-name="P10">#define KERN_DEBUG<text:tab/>KERN_SOH "7"<text:tab/>/* debug-level messages */</text:p>
      <text:p text:style-name="P8"/>
      <text:p text:style-name="P8"/>
      <text:p text:style-name="P8">在 <text:span text:style-name="T7">Linux system 中, system 會將系統內預設的訊息等級與 module 裡的 printk() 設定的訊息比較.</text:span>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If [ current priority &gt; console_loglevel ]</text:p>
            <text:p text:style-name="P12"><text:tab/>Message is printed to the console </text:p>
          </table:table-cell>
        </table:table-row>
      </table:table>
      <text:p text:style-name="P8"/>
      <text:p text:style-name="P9"/>
      <text:p text:style-name="P13">我們可以透過以下的方式, 將系統內的 Log Level 做修改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For example :</text:p>
            <text:p text:style-name="P15"><text:s text:c="4"/><text:span text:style-name="T8">$ </text:span>cat /proc/sys/kernel/printk<text:line-break/> <text:s text:c="3"/><text:span text:style-name="T8">$ </text:span>echo "8" &gt; /proc/sys/kernel/printk</text:p>
          </table:table-cell>
        </table:table-row>
      </table:table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essages Control</text:p>
      <text:p text:style-name="P8"/>
      <text:p text:style-name="P1">#include &lt;linux/init.h&gt;</text:p>
      <text:p text:style-name="P1">#include &lt;linux/module.h&gt;</text:p>
      <text:p text:style-name="P1">#include &lt;linux/delay.h&gt;</text:p>
      <text:p text:style-name="P1"><draw:custom-shape text:anchor-type="paragraph" draw:z-index="0" draw:name="Shape1" draw:style-name="gr1" draw:text-style-name="P16" svg:width="2.2921in" svg:height="1.1878in" svg:x="0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#define TEST</text:p>
      <text:p text:style-name="P1"/>
      <text:p text:style-name="P1">#undef HELLO_DEBUG</text:p>
      <text:p text:style-name="P1"/>
      <text:p text:style-name="P1">#define HELLO_DEBUG 0</text:p>
      <text:p text:style-name="P1"/>
      <text:p text:style-name="P2">#define HELLO_DEBUG 0</text:p>
      <text:p text:style-name="P2">定義 HELLO_DEBUG 為 <text:s/>0</text:p>
      <text:p text:style-name="P2"/>
      <text:p text:style-name="P2">#define HELLO_DEBUG</text:p>
      <text:p text:style-name="P2">有定義 HELLO_DEBUG</text:p>
      <text:p text:style-name="P2"/>
      <text:p text:style-name="P2">#undef HELLO_DEBUG</text:p>
      <text:p text:style-name="P2">解除定義 HELLO_DEBUG</text:p>
      <text:p text:style-name="P2"/>
      <text:p text:style-name="P1"><draw:custom-shape text:anchor-type="paragraph" draw:z-index="3" draw:name="Shape1" draw:style-name="gr4" draw:text-style-name="P16" svg:width="2.2921in" svg:height="0.7921in" svg:x="0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#if HELLO_DEBUG</text:p>
      <text:p text:style-name="P1"/>
      <text:p text:style-name="P1">#endif</text:p>
      <text:p text:style-name="P2"/>
      <text:p text:style-name="P2">檢查 是否定義 HELLO_DEBUG, 進入區塊.</text:p>
      <text:p text:style-name="P1"/>
      <text:p text:style-name="P1"/>
      <text:p text:style-name="P1"/>
      <text:p text:style-name="P1"/>
      <text:p text:style-name="P1"/>
      <text:p text:style-name="P1">#ifdef HELLO_DEBUG</text:p>
      <text:p text:style-name="P1"><draw:custom-shape text:anchor-type="paragraph" draw:z-index="1" draw:name="Shape1" draw:style-name="gr2" draw:text-style-name="P16" svg:width="6.7713in" svg:height="1.5004in" svg:x="0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text:span text:style-name="T2">A</text:span><text:tab/>#ifdef __KERNEL__</text:p>
      <text:p text:style-name="P1"><text:tab/><text:tab/>//#error 1 DEFINE HELLO_DEBUG</text:p>
      <text:p text:style-name="P1"><text:tab/><text:tab/>#define PDEBUG(fmt, args...) printk(KERN_DEBUG "PDEBUG : " fmt, ## args)</text:p>
      <text:p text:style-name="P1"><text:tab/>#else</text:p>
      <text:p text:style-name="P1"><text:tab/><text:tab/>//#error 2 DEFINE HELLO_DEBUG</text:p>
      <text:p text:style-name="P1"><text:tab/>#define PDEBUG(fmt, args...) fprintf(stderr,fmt, ## args)</text:p>
      <text:p text:style-name="P1"><text:tab/>#endif</text:p>
      <text:p text:style-name="P1"/>
      <text:p text:style-name="P1">#else</text:p>
      <text:p text:style-name="P1"><draw:custom-shape text:anchor-type="paragraph" draw:z-index="2" draw:name="Shape1" draw:style-name="gr3" draw:text-style-name="P16" svg:width="6.7713in" svg:height="0.7252in" svg:x="0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pan text:style-name="T2">B</text:span><text:tab/>//#error NO_DEFINE HELLO_DEBUG</text:p>
      <text:p text:style-name="P1"><text:tab/>//#error 3 DEFINE HELLO_DEBUG</text:p>
      <text:p text:style-name="P1"><text:tab/>#define PDEBUG(fmt,args...)</text:p>
      <text:p text:style-name="P1"/>
      <text:p text:style-name="P1">#endif</text:p>
      <text:p text:style-name="P1"/>
      <text:p text:style-name="P1">檢查 HELLO_DEBUG 是否有定義.</text:p>
      <text:p text:style-name="P1"><text:soft-page-break/>如果有定義, 進入 區塊A, 否則進入 B</text:p>
      <text:p text:style-name="P1"/>
      <text:p text:style-name="P1">static int hello_init(void)</text:p>
      <text:p text:style-name="P1">{</text:p>
      <text:p text:style-name="P1">#ifdef TEST</text:p>
      <text:p text:style-name="P1"><text:tab/>int test = 0;</text:p>
      <text:p text:style-name="P1">#endif</text:p>
      <text:p text:style-name="P1"><text:tab/>int i = 0;</text:p>
      <text:p text:style-name="P1"><text:tab/>pr_err("TESME!!!!!");</text:p>
      <text:p text:style-name="P1"><text:tab/>printk(KERN_CRIT"This File is [%s]\n",__FILE__);</text:p>
      <text:p text:style-name="P1"><text:tab/>printk(KERN_NOTICE"In Function [%s]\n",__func__);</text:p>
      <text:p text:style-name="P1"><text:tab/>printk(KERN_NOTICE"At Line [%d]\n",__LINE__);</text:p>
      <text:p text:style-name="P1"><text:tab/>printk(KERN_NOTICE "hello_init...\n");</text:p>
      <text:p text:style-name="P1"><text:tab/>PDEBUG("Debug message here\n");</text:p>
      <text:p text:style-name="P1">#ifdef TEST</text:p>
      <text:p text:style-name="P1"><text:tab/>printk(KERN_INFO "test %d\r\n", test);</text:p>
      <text:p text:style-name="P1">#endif</text:p>
      <text:p text:style-name="P1"/>
      <text:p text:style-name="P1"><draw:custom-shape text:anchor-type="paragraph" draw:z-index="4" draw:name="Shape1" draw:style-name="gr5" draw:text-style-name="P16" svg:width="6.7713in" svg:height="1.4453in" svg:x="0in" svg:y="0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text:tab/>for(i = 0; i &lt; 20; i++) {</text:p>
      <text:p text:style-name="P1"><text:tab/><text:tab/>if (printk_ratelimit())</text:p>
      <text:p text:style-name="P1"><text:tab/><text:tab/><text:tab/>printk(KERN_ALERT "Number of times [%d]\n", i);</text:p>
      <text:p text:style-name="P1"/>
      <text:p text:style-name="P1"><text:tab/><text:tab/>if (i == 3)</text:p>
      <text:p text:style-name="P1"><text:tab/><text:tab/><text:tab/>msleep(1000);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3">一個設定 20 次的迴圈. 迴圈內會判斷 <text:span text:style-name="T1">printk_ratelimit() 回傳出的的值. 當判斷 printk_ratelimit() 大於 </text:span>0</text:p>
      <text:p text:style-name="P3">時, 才會印出訊息. 另外迴圈內, 每 3 圈 會讓 Process 進入休眠 1 秒鐘, 當作延遲之用.</text:p>
      <text:p text:style-name="P3"><text:span text:style-name="T1">printk_ratelimit() 用來控制流量, 當訊息超過設定的界線, 則訊息不會輸出, 避免系統負擔.</text:span></text:p>
      <text:p text:style-name="P4">延遲在這個測試中, 用來測試 <text:span text:style-name="T6">printk_ratelimit 所設定的值.</text:span></text:p>
      <text:p text:style-name="P3"/>
      <text:p text:style-name="P5"><text:span text:style-name="T4">/proc/sys/kernel/printk_ratelimit</text:span><text:span text:style-name="T3">可調整 <text:s/>“間隔秒數”</text:span></text:p>
      <text:p text:style-name="P7">訊息量超過臨界值之後，要等多少秒，才可以恢復訊息的傳達</text:p>
      <text:p text:style-name="P6"><text:span text:style-name="T3"/></text:p>
      <text:p text:style-name="P5"><text:span text:style-name="T5">/proc/sys/kernel/printk_ratelimit_burst</text:span><text:span text:style-name="T3">可調整 <text:s/>“臨界值”</text:span></text:p>
      <text:p text:style-name="P7">計算訊息量最多輸出量，計算單位是 “列數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FreeSans2" svg:font-family="FreeSans" style:font-family-generic="swiss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11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35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3399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111in" fo:margin-bottom="0in" loext:contextual-spacing="false" style:line-height-at-least="0.139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111in" fo:margin-bottom="0in" loext:contextual-spacing="false" style:line-height-at-least="0.139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5in" fo:margin-right="0in" fo:margin-top="0.0965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  <style:tab-stop style:position="10.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in" fo:margin-right="0in" fo:margin-top="0.0835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  <style:tab-stop style:position="9.5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3399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111in" fo:margin-bottom="0in" loext:contextual-spacing="false" style:line-height-at-least="0.139in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Gliederung_20_1" style:display-name="embedded~LT~Gliederung 1" style:family="paragraph" style:default-outline-level="">
      <style:paragraph-properties fo:margin-left="0in" fo:margin-right="0in" fo:margin-top="0in" fo:margin-bottom="0.178in" loext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Gliederung_20_2" style:display-name="embedded~LT~Gliederung 2" style:family="paragraph" style:parent-style-name="embedded_7e_LT_7e_Gliederung_20_1" style:default-outline-level="">
      <style:paragraph-properties fo:margin-left="0.8555in" fo:margin-right="0in" fo:margin-top="0in" fo:margin-bottom="0.1425in" loext:contextual-spacing="false" fo:text-indent="-0.2846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_7e_LT_7e_Gliederung_20_3" style:display-name="embedded~LT~Gliederung 3" style:family="paragraph" style:parent-style-name="embedded_7e_LT_7e_Gliederung_20_2" style:default-outline-level="">
      <style:paragraph-properties fo:margin-left="1.2819in" fo:margin-right="0in" fo:margin-top="0in" fo:margin-bottom="0.1071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_7e_LT_7e_Gliederung_20_4" style:display-name="embedded~LT~Gliederung 4" style:family="paragraph" style:parent-style-name="embedded_7e_LT_7e_Gliederung_20_3" style:default-outline-level="">
      <style:paragraph-properties fo:margin-left="1.7102in" fo:margin-right="0in" fo:margin-top="0in" fo:margin-bottom="0.0709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5" style:display-name="embedded~LT~Gliederung 5" style:family="paragraph" style:parent-style-name="embedded_7e_LT_7e_Gliederung_20_4" style:default-outline-level="">
      <style:paragraph-properties fo:margin-left="2.137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6" style:display-name="embedded~LT~Gliederung 6" style:family="paragraph" style:parent-style-name="embedded_7e_LT_7e_Gliederung_20_5" style:default-outline-level="">
      <style:paragraph-properties fo:margin-left="2.565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7" style:display-name="embedded~LT~Gliederung 7" style:family="paragraph" style:parent-style-name="embedded_7e_LT_7e_Gliederung_20_6" style:default-outline-level="">
      <style:paragraph-properties fo:margin-left="2.992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8" style:display-name="embedded~LT~Gliederung 8" style:family="paragraph" style:parent-style-name="embedded_7e_LT_7e_Gliederung_20_7" style:default-outline-level="">
      <style:paragraph-properties fo:margin-left="3.420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9" style:display-name="embedded~LT~Gliederung 9" style:family="paragraph" style:parent-style-name="embedded_7e_LT_7e_Gliederung_20_8" style:default-outline-level="">
      <style:paragraph-properties fo:margin-left="3.848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Titel" style:display-name="embedded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Untertitel" style:display-name="embedded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Notizen" style:display-name="embedd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Hintergrundobjekte" style:display-name="embedd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Hintergrund" style:display-name="embedd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Gliederung_20_1" style:display-name="embedded21~LT~Gliederung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Gliederung_20_2" style:display-name="embedded21~LT~Gliederung 2" style:family="paragraph" style:parent-style-name="embedded21_7e_LT_7e_Gliederung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7e_LT_7e_Gliederung_20_3" style:display-name="embedded21~LT~Gliederung 3" style:family="paragraph" style:parent-style-name="embedded21_7e_LT_7e_Gliederung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7e_LT_7e_Gliederung_20_4" style:display-name="embedded21~LT~Gliederung 4" style:family="paragraph" style:parent-style-name="embedded21_7e_LT_7e_Gliederung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5" style:display-name="embedded21~LT~Gliederung 5" style:family="paragraph" style:parent-style-name="embedded21_7e_LT_7e_Gliederung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6" style:display-name="embedded21~LT~Gliederung 6" style:family="paragraph" style:parent-style-name="embedded21_7e_LT_7e_Gliederung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7" style:display-name="embedded21~LT~Gliederung 7" style:family="paragraph" style:parent-style-name="embedded21_7e_LT_7e_Gliederung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8" style:display-name="embedded21~LT~Gliederung 8" style:family="paragraph" style:parent-style-name="embedded21_7e_LT_7e_Gliederung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9" style:display-name="embedded21~LT~Gliederung 9" style:family="paragraph" style:parent-style-name="embedded21_7e_LT_7e_Gliederung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Titel" style:display-name="embedded2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Untertitel" style:display-name="embedded21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Notizen" style:display-name="embedded2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Hintergrundobjekte" style:display-name="embedded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Hintergrund" style:display-name="embedded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5f__7e_LT_7e_Gliederung_20_1" style:display-name="embedded21_~LT~Gliederung 1" style:family="paragraph" style:default-outline-level="">
      <style:paragraph-properties fo:margin-left="0in" fo:margin-right="0in" fo:margin-top="0in" fo:margin-bottom="0.17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5f__7e_LT_7e_Gliederung_20_2" style:display-name="embedded21_~LT~Gliederung 2" style:family="paragraph" style:parent-style-name="embedded21_5f__7e_LT_7e_Gliederung_20_1" style:default-outline-level="">
      <style:paragraph-properties fo:margin-left="0.8555in" fo:margin-right="0in" fo:margin-top="0in" fo:margin-bottom="0.1417in" loext:contextual-spacing="false" fo:text-indent="-0.2846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5f__7e_LT_7e_Gliederung_20_3" style:display-name="embedded21_~LT~Gliederung 3" style:family="paragraph" style:parent-style-name="embedded21_5f__7e_LT_7e_Gliederung_20_2" style:default-outline-level="">
      <style:paragraph-properties fo:margin-left="1.2819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5f__7e_LT_7e_Gliederung_20_4" style:display-name="embedded21_~LT~Gliederung 4" style:family="paragraph" style:parent-style-name="embedded21_5f__7e_LT_7e_Gliederung_20_3" style:default-outline-level="">
      <style:paragraph-properties fo:margin-left="1.7102in" fo:margin-right="0in" fo:margin-top="0in" fo:margin-bottom="0.0709in" loext:contextual-spacing="false" fo:text-indent="-0.213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5" style:display-name="embedded21_~LT~Gliederung 5" style:family="paragraph" style:parent-style-name="embedded21_5f__7e_LT_7e_Gliederung_20_4" style:default-outline-level="">
      <style:paragraph-properties fo:margin-left="2.1382in" fo:margin-right="0in" fo:margin-top="0in" fo:margin-bottom="0.0346in" loext:contextual-spacing="false" fo:text-indent="-0.213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6" style:display-name="embedded21_~LT~Gliederung 6" style:family="paragraph" style:parent-style-name="embedded21_5f__7e_LT_7e_Gliederung_20_5" style:default-outline-level="">
      <style:paragraph-properties fo:margin-left="2.5661in" fo:margin-right="0in" fo:margin-top="0in" fo:margin-bottom="0.0346in" loext:contextual-spacing="false" fo:text-indent="-0.213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7" style:display-name="embedded21_~LT~Gliederung 7" style:family="paragraph" style:parent-style-name="embedded21_5f__7e_LT_7e_Gliederung_20_6" style:default-outline-level="">
      <style:paragraph-properties fo:margin-left="2.9929in" fo:margin-right="0in" fo:margin-top="0in" fo:margin-bottom="0.0346in" loext:contextual-spacing="false" fo:text-indent="-0.213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8" style:display-name="embedded21_~LT~Gliederung 8" style:family="paragraph" style:parent-style-name="embedded21_5f__7e_LT_7e_Gliederung_20_7" style:default-outline-level="">
      <style:paragraph-properties fo:margin-left="3.4217in" fo:margin-right="0in" fo:margin-top="0in" fo:margin-bottom="0.0346in" loext:contextual-spacing="false" fo:text-indent="-0.213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Gliederung_20_9" style:display-name="embedded21_~LT~Gliederung 9" style:family="paragraph" style:parent-style-name="embedded21_5f__7e_LT_7e_Gliederung_20_8" style:default-outline-level="">
      <style:paragraph-properties fo:margin-left="3.8492in" fo:margin-right="0in" fo:margin-top="0in" fo:margin-bottom="0.0346in" loext:contextual-spacing="false" fo:text-indent="-0.213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5f__7e_LT_7e_Titel" style:display-name="embedded21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5f__7e_LT_7e_Untertitel" style:display-name="embedded21_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5f__7e_LT_7e_Notizen" style:display-name="embedded21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5f__7e_LT_7e_Hintergrundobjekte" style:display-name="embedded2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5f__7e_LT_7e_Hintergrund" style:display-name="embedded2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in" fo:margin-right="0in" fo:margin-top="0in" fo:margin-bottom="0.142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in" fo:margin-right="0in" fo:margin-top="0in" fo:margin-bottom="0.107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in" fo:margin-right="0in" fo:margin-top="0in" fo:margin-bottom="0.0717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in" fo:margin-right="0in" fo:margin-top="0in" fo:margin-bottom="0.0354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in" fo:margin-right="0in" fo:margin-top="0in" fo:margin-bottom="0.0354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in" fo:margin-right="0in" fo:margin-top="0in" fo:margin-bottom="0.0354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in" fo:margin-right="0in" fo:margin-top="0in" fo:margin-bottom="0.0354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in" fo:margin-right="0in" fo:margin-top="0in" fo:margin-bottom="0.0354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1:09:17.220938097</meta:creation-date>
    <dc:date>2020-11-08T12:25:22.013426124</dc:date>
    <meta:editing-duration>PT35M58S</meta:editing-duration>
    <meta:editing-cycles>10</meta:editing-cycles>
    <meta:generator>LibreOffice/5.1.6.2$Linux_X86_64 LibreOffice_project/10m0$Build-2</meta:generator>
    <meta:document-statistic meta:table-count="3" meta:image-count="0" meta:object-count="0" meta:page-count="4" meta:paragraph-count="82" meta:word-count="582" meta:character-count="2514" meta:non-whitespace-character-count="2215"/>
  </office:meta>
</office:document-meta>
</file>